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2.524cm"/>
    </style:style>
    <style:style style:name="Tabella1.B" style:family="table-column">
      <style:table-column-properties style:column-width="14.476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/>
    </style:style>
    <style:style style:name="Tabella2.A" style:family="table-column">
      <style:table-column-properties style:column-width="2.524cm"/>
    </style:style>
    <style:style style:name="Tabella2.B" style:family="table-column">
      <style:table-column-properties style:column-width="14.476cm"/>
    </style:style>
    <style:style style:name="Tabella2.A1" style:family="table-cell">
      <style:table-cell-properties style:vertical-align="middle" fo:padding="0.049cm" fo:border="none"/>
    </style:style>
    <style:style style:name="Tabella3" style:family="table">
      <style:table-properties style:width="10.463cm" table:align="left"/>
    </style:style>
    <style:style style:name="Tabella3.A" style:family="table-column">
      <style:table-column-properties style:column-width="1.395cm"/>
    </style:style>
    <style:style style:name="Tabella3.B" style:family="table-column">
      <style:table-column-properties style:column-width="2.113cm"/>
    </style:style>
    <style:style style:name="Tabella3.C" style:family="table-column">
      <style:table-column-properties style:column-width="6.955cm"/>
    </style:style>
    <style:style style:name="Tabella3.A1" style:family="table-cell">
      <style:table-cell-properties style:vertical-align="middle" fo:padding="0.049cm" fo:border="none"/>
    </style:style>
    <style:style style:name="P1" style:family="paragraph" style:parent-style-name="Text_20_body" style:list-style-name="">
      <style:paragraph-properties style:text-autospace="none"/>
    </style:style>
    <style:style style:name="P2" style:family="paragraph" style:parent-style-name="Text_20_body" style:list-style-name="">
      <style:paragraph-properties style:text-autospace="none"/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Heading_20_1" style:list-style-name="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gularJS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Componente</text:p>
          </table:table-cell>
          <table:table-cell table:style-name="Tabella1.A1" office:value-type="string">
            <text:p text:style-name="Table_20_Heading">Descrizione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View</text:span></text:p>
          </table:table-cell>
          <table:table-cell table:style-name="Tabella1.A1" office:value-type="string">
            <text:p text:style-name="Table_20_Contents">Rappresenta quello che l’utente vede, l’interfaccia grafica generata a partire da un template HTML elaborato da Angular.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Controller</text:span></text:p>
          </table:table-cell>
          <table:table-cell table:style-name="Tabella1.A1" office:value-type="string">
            <text:p text:style-name="Table_20_Contents">È un oggetto JavaScript che espone dati e funzionalità ad una view.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Filtro</text:span></text:p>
          </table:table-cell>
          <table:table-cell table:style-name="Tabella1.A1" office:value-type="string">
            <text:p text:style-name="Table_20_Contents">È una funzione che formatta il valore di un’espressione per la visualizzazione su una view, come ad esempio la formattazione di una data o di un numero o la selezione di un sottoinsieme di elementi di un array.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Direttiva</text:span></text:p>
          </table:table-cell>
          <table:table-cell table:style-name="Tabella1.A1" office:value-type="string">
            <text:p text:style-name="Table_20_Contents">È un componente che estende l’HTML con tag ed attributi personalizzati; è l’unico componente autorizzato a manipolare il DOM via JavaScript</text:p>
          </table:table-cell>
        </table:table-row>
        <table:table-row>
          <table:table-cell table:style-name="Tabella1.A1" office:value-type="string">
            <text:p text:style-name="Table_20_Contents"><text:span text:style-name="Strong_20_Emphasis">Servizio</text:span></text:p>
          </table:table-cell>
          <table:table-cell table:style-name="Tabella1.A1" office:value-type="string">
            <text:p text:style-name="Table_20_Contents">È un oggetto che fornisce funzionalità indipendenti dall’interfaccia grafica, come ad esempio l’accesso al server via HTTP.</text:p>
          </table:table-cell>
        </table:table-row>
      </table:table>
      <text:p text:style-name="Text_20_body"/>
      <text:p text:style-name="Standard"><text:span text:style-name="Emphasis"><text:span text:style-name="T1">Model View Controller</text:span></text:span><text:span text:style-name="T1"> (MVC)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Heading">Componente</text:p>
          </table:table-cell>
          <table:table-cell table:style-name="Tabella2.A1" office:value-type="string">
            <text:p text:style-name="Table_20_Heading">Descrizione</text:p>
          </table:table-cell>
        </table:table-row>
        <table:table-row>
          <table:table-cell table:style-name="Tabella2.A1" office:value-type="string">
            <text:p text:style-name="Table_20_Contents"><text:span text:style-name="Strong_20_Emphasis">Model</text:span></text:p>
          </table:table-cell>
          <table:table-cell table:style-name="Tabella2.A1" office:value-type="string">
            <text:p text:style-name="Table_20_Contents">responsabile del mantenimento dei dati</text:p>
          </table:table-cell>
        </table:table-row>
        <table:table-row>
          <table:table-cell table:style-name="Tabella2.A1" office:value-type="string">
            <text:p text:style-name="Table_20_Contents"><text:span text:style-name="Strong_20_Emphasis">View</text:span></text:p>
          </table:table-cell>
          <table:table-cell table:style-name="Tabella2.A1" office:value-type="string">
            <text:p text:style-name="Table_20_Contents">responsabile della visualizzazione dei dati (o parte di essi) all’utente</text:p>
          </table:table-cell>
        </table:table-row>
        <table:table-row>
          <table:table-cell table:style-name="Tabella2.A1" office:value-type="string">
            <text:p text:style-name="Table_20_Contents"><text:span text:style-name="Strong_20_Emphasis">Controller</text:span></text:p>
          </table:table-cell>
          <table:table-cell table:style-name="Tabella2.A1" office:value-type="string">
            <text:p text:style-name="Table_20_Contents">controlla l’interazione tra <text:span text:style-name="Emphasis">Model</text:span> e <text:span text:style-name="Emphasis">View</text:span>: esso riceve l’input dalla view, lo valida ed esegue le regole di business che modificano lo stato del modello dei dati</text:p>
          </table:table-cell>
        </table:table-row>
      </table:table>
      <text:p text:style-name="Standard"/>
      <text:p text:style-name="Standard"/>
      <text:p text:style-name="Standard"><text:bookmark text:name="wrap"/></text:p>
      <text:section text:style-name="Sect1" text:name="Sezione1">
        <text:section text:style-name="Sect1" text:name="Sezione2">
          <text:p text:style-name="Standard"><text:bookmark text:name="wrap-content"/></text:p>
          <text:section text:style-name="Sect1" text:name="Sezione3">
            <text:p text:style-name="Standard"><text:bookmark text:name="internal-content"/></text:p>
            <text:section text:style-name="Sect1" text:name="Sezione4">
              <text:p text:style-name="Standard"><text:bookmark text:name="content-article"/></text:p>
              <text:section text:style-name="Sect1" text:name="Sezione5">
                <text:h text:style-name="Heading_20_1" text:outline-level="1"><text:bookmark text:name="post-54501"/>Direttive personalizzate </text:h>
              </text:section>
            </text:section>
          </text:section>
        </text:section>
      </text:section>
      <text:p text:style-name="Standard"/>
      <text:section text:style-name="Sect1" text:name="wrap">
        <text:section text:style-name="Sect1" text:name="wrap-content">
          <text:section text:style-name="Sect1" text:name="internal-content">
            <text:section text:style-name="Sect1" text:name="content-article">
              <text:section text:style-name="Sect1" text:name="post-54501">
                <text:p text:style-name="Text_20_body">possiamo assegnare alla proprietà <text:span text:style-name="Emphasis">restrict</text:span>:</text:p>
                <table:table table:name="Tabella3" table:style-name="Tabella3">
                  <table:table-column table:style-name="Tabella3.A"/>
                  <table:table-column table:style-name="Tabella3.B"/>
                  <table:table-column table:style-name="Tabella3.C"/>
                  <table:table-row>
                    <table:table-cell table:style-name="Tabella3.A1" office:value-type="string">
                      <text:p text:style-name="Table_20_Heading">Valore</text:p>
                    </table:table-cell>
                    <table:table-cell table:style-name="Tabella3.A1" office:value-type="string">
                      <text:p text:style-name="Table_20_Heading">Significato</text:p>
                    </table:table-cell>
                    <table:table-cell table:style-name="Tabella3.A1" office:value-type="string">
                      <text:p text:style-name="Table_20_Heading">Esempio d’uso</text:p>
                    </table:table-cell>
                  </table:table-row>
                  <table:table-row>
                    <table:table-cell table:style-name="Tabella3.A1" office:value-type="string">
                      <text:p text:style-name="Table_20_Contents"><text:span text:style-name="Strong_20_Emphasis">E</text:span></text:p>
                    </table:table-cell>
                    <table:table-cell table:style-name="Tabella3.A1" office:value-type="string">
                      <text:p text:style-name="Table_20_Contents">Elemento</text:p>
                    </table:table-cell>
                    <table:table-cell table:style-name="Tabella3.A1" office:value-type="string">
                      <text:p text:style-name="Table_20_Contents"><text:span text:style-name="Source_20_Text">&lt;titolo&gt;&lt;/titolo&gt;</text:span></text:p>
                    </table:table-cell>
                  </table:table-row>
                  <table:table-row>
                    <table:table-cell table:style-name="Tabella3.A1" office:value-type="string">
                      <text:p text:style-name="Table_20_Contents"><text:span text:style-name="Strong_20_Emphasis">A</text:span></text:p>
                    </table:table-cell>
                    <table:table-cell table:style-name="Tabella3.A1" office:value-type="string">
                      <text:p text:style-name="Table_20_Contents">Attributo</text:p>
                    </table:table-cell>
                    <table:table-cell table:style-name="Tabella3.A1" office:value-type="string">
                      <text:p text:style-name="Table_20_Contents"><text:span text:style-name="Source_20_Text">&lt;div titolo&gt;&lt;/div&gt;</text:span></text:p>
                    </table:table-cell>
                  </table:table-row>
                  <table:table-row>
                    <table:table-cell table:style-name="Tabella3.A1" office:value-type="string">
                      <text:p text:style-name="Table_20_Contents"><text:span text:style-name="Strong_20_Emphasis">C</text:span></text:p>
                    </table:table-cell>
                    <table:table-cell table:style-name="Tabella3.A1" office:value-type="string">
                      <text:p text:style-name="Table_20_Contents">Classe</text:p>
                    </table:table-cell>
                    <table:table-cell table:style-name="Tabella3.A1" office:value-type="string">
                      <text:p text:style-name="Table_20_Contents"><text:span text:style-name="Source_20_Text">&lt;div class="titolo"&gt;&lt;/div&gt;</text:span></text:p>
                    </table:table-cell>
                  </table:table-row>
                  <table:table-row>
                    <table:table-cell table:style-name="Tabella3.A1" office:value-type="string">
                      <text:p text:style-name="Table_20_Contents"><text:span text:style-name="Strong_20_Emphasis">M</text:span></text:p>
                    </table:table-cell>
                    <table:table-cell table:style-name="Tabella3.A1" office:value-type="string">
                      <text:p text:style-name="Table_20_Contents">Commento</text:p>
                    </table:table-cell>
                    <table:table-cell table:style-name="Tabella3.A1" office:value-type="string">
                      <text:p text:style-name="Table_20_Contents"><text:span text:style-name="Source_20_Text">&lt;!-- directive: titolo --&gt;</text:span></text:p>
                    </table:table-cell>
                  </table:table-row>
                </table:table>
              </text:section>
            </text:section>
          </text:section>
        </text:section>
      </text:section>
      <text:p text:style-name="Standard"/>
      <text:h text:style-name="Heading_20_2" text:outline-level="2">Come è fatto il two-way-binding</text:h>
      <text:p text:style-name="P4"><text:a xlink:type="simple" xlink:href="http://www.html.it/pag/54317/watch-e-digest-loop/" text:style-name="Internet_20_link" text:visited-style-name="Visited_20_Internet_20_Link"><text:span text:style-name="T2">http://www.html.it/pag/54317/watch-e-digest-loop/</text:span></text:a></text:p>
      <text:p text:style-name="P4"><text:span text:style-name="T2"/></text:p>
      <text:h text:style-name="P5" text:outline-level="1"><text:bookmark text:name="phonecat-tutorial-app"/>PhoneCat Tutorial App</text:h>
      <text:p text:style-name="P4"><text:span text:style-name="T2">https://docs.angularjs.org/tutorial</text:span></text:p>
      <text:h text:style-name="P5" text:outline-level="1"><text:bookmark text:name="angularjs-api-docs"/><text:soft-page-break/>AngularJS API Docs</text:h>
      <text:p text:style-name="P4"><text:a xlink:type="simple" xlink:href="https://docs.angularjs.org/api" text:style-name="Internet_20_link" text:visited-style-name="Visited_20_Internet_20_Link"><text:span text:style-name="T2">https://docs.angularjs.org/api</text:span></text:a></text:p>
      <text:p text:style-name="P4"/>
      <text:h text:style-name="P5" text:outline-level="1">Direttive personalizzate</text:h>
      <text:p text:style-name="P2"><text:span text:style-name="T2">http://www.html.it/pag/54501/direttive-personalizzate/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09T09:28:54.56</meta:creation-date>
    <dc:date>2016-06-10T18:42:01.34</dc:date>
    <meta:editing-duration>P1DT8H27M28S</meta:editing-duration>
    <meta:editing-cycles>3</meta:editing-cycles>
    <meta:generator>OpenOffice/4.1.1$Win32 OpenOffice.org_project/411m6$Build-9775</meta:generator>
    <meta:document-statistic meta:table-count="3" meta:image-count="0" meta:object-count="0" meta:page-count="2" meta:paragraph-count="47" meta:word-count="210" meta:character-count="1546"/>
  </office:meta>
</office:document-meta>
</file>